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egoe Print" svg:font-family="'Segoe Print'" style:font-adornments="標準" style:font-pitch="variable"/>
    <style:font-face style:name="游ゴシック Medium" svg:font-family="'游ゴシック Medium'" style:font-adornments="太字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adornments="標準" style:font-family-generic="swiss" style:font-pitch="variable"/>
    <style:font-face style:name="Helvetica" svg:font-family="Helvetica" style:font-adornments="太字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>
      <style:table-properties style:width="14.684cm" fo:margin-left="1.67cm" table:align="left"/>
    </style:style>
    <style:style style:name="表1.A" style:family="table-column">
      <style:table-column-properties style:column-width="14.684cm"/>
    </style:style>
    <style:style style:name="表1.A1" style:family="table-cell">
      <style:table-cell-properties fo:padding="0.097cm" fo:border="0.05pt solid #000000"/>
    </style:style>
    <style:style style:name="P1" style:family="paragraph" style:parent-style-name="Heading_20_1">
      <style:text-properties style:font-name="Helvetica" fo:font-size="18.2000007629395pt" style:font-name-asian="游ゴシック Medium" style:font-size-asian="18.2000007629395pt" style:font-size-complex="18.2000007629395pt"/>
    </style:style>
    <style:style style:name="P2" style:family="paragraph" style:parent-style-name="Heading_20_2" style:list-style-name=""/>
    <style:style style:name="P3" style:family="paragraph" style:parent-style-name="Heading_20_2">
      <style:paragraph-properties fo:break-before="page"/>
    </style:style>
    <style:style style:name="P4" style:family="paragraph" style:parent-style-name="Text_20_body">
      <style:text-properties officeooo:rsid="00128144" officeooo:paragraph-rsid="00128144"/>
    </style:style>
    <style:style style:name="P5" style:family="paragraph" style:parent-style-name="Text_20_body">
      <style:text-properties officeooo:rsid="00128144" officeooo:paragraph-rsid="0013969a"/>
    </style:style>
    <style:style style:name="P6" style:family="paragraph" style:parent-style-name="Text_20_body">
      <style:paragraph-properties fo:text-align="end" style:justify-single-word="false"/>
      <style:text-properties officeooo:rsid="00128144" officeooo:paragraph-rsid="00128144"/>
    </style:style>
    <style:style style:name="P7" style:family="paragraph" style:parent-style-name="Text_20_body">
      <style:text-properties officeooo:paragraph-rsid="001d26c3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rsid="00128144" officeooo:paragraph-rsid="00128144"/>
    </style:style>
    <style:style style:name="P9" style:family="paragraph" style:parent-style-name="Title">
      <style:text-properties style:font-name="Arial" fo:font-weight="normal" officeooo:rsid="00128144" officeooo:paragraph-rsid="00128144" style:font-weight-asian="normal"/>
    </style:style>
    <style:style style:name="T1" style:family="text">
      <style:text-properties officeooo:rsid="0013969a"/>
    </style:style>
    <style:style style:name="T2" style:family="text">
      <style:text-properties officeooo:rsid="0015c8fc"/>
    </style:style>
    <style:style style:name="T3" style:family="text">
      <style:text-properties officeooo:rsid="00195b92"/>
    </style:style>
    <style:style style:name="T4" style:family="text">
      <style:text-properties officeooo:rsid="001b503e"/>
    </style:style>
    <style:style style:name="T5" style:family="text">
      <style:text-properties officeooo:rsid="001d26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AKI CODESYS CNC</text:p>
      <text:p text:style-name="P6">2024/6/9 </text:p>
      <text:p text:style-name="P8"/>
      <text:h text:style-name="P1" text:outline-level="1">GitHubプロジェクトファイルの概要</text:h>
      <text:h text:style-name="Heading_20_2" text:outline-level="2">プロジェクトの前提</text:h>
      <text:p text:style-name="Text_20_body">・プロジェクトは、CODESYS+ Raspberry Pi<text:span text:style-name="T1">(以下RPi)</text:span> 3B、および仮想サーボの構成で動作を元に制作しています。</text:p>
      <text:p text:style-name="P7">・RP<text:span text:style-name="T2">i以外に、</text:span>CODESYSを使った、PLC/Motion Controller版<text:span text:style-name="T5">(以下 PLC/MC版)</text:span> のためのフォルダがあります。</text:p>
      <table:table table:name="表1" table:style-name="表1">
        <table:table-column table:style-name="表1.A"/>
        <table:table-row table:style-name="TableLine2131201385632">
          <table:table-cell table:style-name="表1.A1" office:value-type="string">
            <text:p text:style-name="P7">プロジェクトは別になっており、簡単に移植ができるか、メモリの確保量などを検証をしています。</text:p>
            <text:p text:style-name="P7"><text:span text:style-name="T5">PLC/MC版は、各社のCODESYS</text:span>プロジェクトバージョンにも気を付ける必要があります。</text:p>
            <text:p text:style-name="P7">プロジェクトはRPiのものをベースとし、各PLC版は、<text:span text:style-name="T5">RPiの機能を元に、</text:span>その変更分や制限、差分を記述しています。</text:p>
          </table:table-cell>
        </table:table-row>
      </table:table>
      <text:p text:style-name="P5"/>
      <text:h text:style-name="P2" text:outline-level="2"/>
      <text:h text:style-name="P3" text:outline-level="2">フォルダやファイルの構成</text:h>
      <text:p text:style-name="P5">＋<text:span text:style-name="T5">Document(ドキュメント）　主に共通の仕様、プロジェクト全体に関することなど</text:span></text:p>
      <text:p text:style-name="P4">＋Project <text:span text:style-name="T1">(</text:span>プロジェクトフォルダ<text:span text:style-name="T1">)</text:span></text:p>
      <text:p text:style-name="P4">　　＋PR<text:span text:style-name="T1">i</text:span></text:p>
      <text:p text:style-name="P4"><text:tab/>RPi-CNC.prj</text:p>
      <text:p text:style-name="P4"><text:tab/><text:tab/>Raspberry Pi 用のプロジェクト (CODESYS <text:s/>V3.5 SP19 <text:s/>Patch 5 )</text:p>
      <text:p text:style-name="P4"><text:tab/>+Document</text:p>
      <text:p text:style-name="P4"><text:tab/><text:tab/>プロジェクト用のドキュメント</text:p>
      <text:p text:style-name="P4"><text:tab/>+UnitTest</text:p>
      <text:p text:style-name="P4"><text:tab/><text:tab/>単体テストプロジェクト</text:p>
      <text:p text:style-name="P4">　　＋Hitachi-HX</text:p>
      <text:p text:style-name="P4"><text:tab/>HX-CNC.prj </text:p>
      <text:p text:style-name="P4"><text:tab/><text:tab/>日立HX用のプロジェクト(CODESYS V3.5 SP16 <text:s/>Patch 2)</text:p>
      <text:p text:style-name="P4"/>
      <text:p text:style-name="P4">＋<text:span text:style-name="T3">CNC_DATA　（このフォルダをデバイスにダウンロードします）</text:span></text:p>
      <text:p text:style-name="P4">　　＋<text:span text:style-name="T3">GCODE</text:span></text:p>
      <text:p text:style-name="P4"><text:tab/><text:tab/><text:span text:style-name="T3">Gコード用フォルダ</text:span></text:p>
      <text:p text:style-name="P4">　　＋<text:span text:style-name="T3">CONFIG</text:span></text:p>
      <text:p text:style-name="P4"><text:tab/><text:tab/>各種設定ファイル用フォルダ （工具径・工具長・<text:span text:style-name="T4">G54</text:span>座標）</text:p>
      <text:p text:style-name="P4">　　＋<text:span text:style-name="T3">LOG</text:span></text:p>
      <text:p text:style-name="P4"><text:tab/><text:tab/>ログ用フォルダ　まだ使ってません。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egoe Print" svg:font-family="'Segoe Print'" style:font-adornments="標準" style:font-pitch="variable"/>
    <style:font-face style:name="游ゴシック Medium" svg:font-family="'游ゴシック Medium'" style:font-adornments="太字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adornments="標準" style:font-family-generic="swiss" style:font-pitch="variable"/>
    <style:font-face style:name="Helvetica" svg:font-family="Helvetica" style:font-adornments="太字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游明朝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/>
      <style:paragraph-properties fo:margin-left="0.9cm" fo:margin-right="0cm" fo:margin-top="0cm" fo:margin-bottom="0.247cm" style:contextual-spacing="false" fo:line-height="115%" fo:text-indent="0cm" style:auto-text-indent="false" fo:background-color="transparent"/>
      <style:text-properties fo:font-size="13pt" officeooo:rsid="00128144" style:font-name-asian="Segoe Print" style:font-family-asian="'Segoe Print'" style:font-style-name-asian="標準" style:font-pitch-asian="variable" style:font-size-asian="13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9T10:37:35.290000000</dc:date>
    <meta:editing-duration>PT34M8S</meta:editing-duration>
    <meta:editing-cycles>6</meta:editing-cycles>
    <meta:generator>LibreOffice/7.1.5.2$Windows_X86_64 LibreOffice_project/85f04e9f809797b8199d13c421bd8a2b025d52b5</meta:generator>
    <meta:document-statistic meta:table-count="1" meta:image-count="0" meta:object-count="0" meta:page-count="2" meta:paragraph-count="29" meta:word-count="440" meta:character-count="715" meta:non-whitespace-character-count="657"/>
  </office:meta>
</office:document-meta>
</file>